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Batang" svg:font-family="Batang" style:font-family-generic="system" style:font-pitch="fixed" svg:panose-1="2 3 6 0 0 1 1 1 1 1"/>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6.6937in" style:use-optimal-column-width="false"/>
    </style:style>
    <style:style style:name="Table1" style:family="table" style:master-page-name="MP0">
      <style:table-properties style:width="6.6937in" fo:margin-left="0.0708in" table:align="left"/>
    </style:style>
    <style:style style:name="TableRow3" style:family="table-row">
      <style:table-row-properties style:min-row-height="0.4576in" style:use-optimal-row-height="false"/>
    </style:style>
    <style:style style:name="TableCell4" style:family="table-cell">
      <style:table-cell-properties fo:border="0.0034in solid #000000" style:writing-mode="lr-tb" style:vertical-align="middle" fo:padding-top="0.0194in" fo:padding-left="0.0708in" fo:padding-bottom="0.0194in" fo:padding-right="0.0708in"/>
    </style:style>
    <style:style style:name="P5" style:parent-style-name="s0" style:family="paragraph">
      <style:paragraph-properties fo:break-before="page" fo:text-align="center"/>
      <style:text-properties style:font-name="Arial" style:font-name-asian="Arial Unicode MS" style:font-name-complex="Arial" fo:font-weight="bold" style:font-weight-asian="bold" style:font-weight-complex="bold" fo:font-size="16pt" style:font-size-asian="16pt" style:font-size-complex="16pt"/>
    </style:style>
    <style:style style:name="P6" style:parent-style-name="s0" style:family="paragraph">
      <style:paragraph-properties fo:text-align="center" fo:margin-left="0.2083in">
        <style:tab-stops/>
      </style:paragraph-properties>
      <style:text-properties style:font-name="Arial" style:font-name-asian="Arial Unicode MS" style:font-name-complex="Arial" fo:letter-spacing="0.0069in" fo:font-size="13pt" style:font-size-asian="13pt" style:font-size-complex="13pt"/>
    </style:style>
    <style:style style:name="P7" style:parent-style-name="s0" style:family="paragraph">
      <style:paragraph-properties fo:text-align="center" fo:margin-left="0.2083in">
        <style:tab-stops/>
      </style:paragraph-properties>
      <style:text-properties style:font-name="Arial" style:font-name-asian="Arial Unicode MS" style:font-name-complex="Arial" fo:letter-spacing="0.0069in" fo:font-size="13pt" style:font-size-asian="13pt" style:font-size-complex="13pt"/>
    </style:style>
    <style:style style:name="TableColumn9" style:family="table-column">
      <style:table-column-properties style:column-width="1.575in" style:use-optimal-column-width="false"/>
    </style:style>
    <style:style style:name="TableColumn10" style:family="table-column">
      <style:table-column-properties style:column-width="5.1187in" style:use-optimal-column-width="false"/>
    </style:style>
    <style:style style:name="Table8" style:family="table">
      <style:table-properties style:width="6.6937in" fo:margin-left="0.0194in" table:align="left"/>
    </style:style>
    <style:style style:name="TableRow11" style:family="table-row">
      <style:table-row-properties style:min-row-height="0.3923in" style:use-optimal-row-height="false"/>
    </style:style>
    <style:style style:name="TableCell12" style:family="table-cell">
      <style:table-cell-properties fo:border="0.0034in solid #000000" style:writing-mode="lr-tb" style:vertical-align="middle" fo:padding-top="0.0194in" fo:padding-left="0.0194in" fo:padding-bottom="0.0194in" fo:padding-right="0.0194in"/>
    </style:style>
    <style:style style:name="P13" style:parent-style-name="s0" style:family="paragraph">
      <style:paragraph-properties fo:text-align="center"/>
    </style:style>
    <style:style style:name="T14" style:parent-style-name="기본단락글꼴" style:family="text">
      <style:text-properties style:font-name="Arial" style:font-name-asian="Arial Unicode MS" style:font-name-complex="Arial" fo:font-weight="bold" style:font-weight-asian="bold" style:font-weight-complex="bold" fo:font-size="11pt" style:font-size-asian="11pt" style:font-size-complex="11pt"/>
    </style:style>
    <style:style style:name="TableCell15" style:family="table-cell">
      <style:table-cell-properties fo:border="0.0034in solid #000000" style:writing-mode="lr-tb" style:vertical-align="middle" fo:padding-top="0.0194in" fo:padding-left="0.0194in" fo:padding-bottom="0.0194in" fo:padding-right="0.0194in"/>
    </style:style>
    <style:style style:name="P16" style:parent-style-name="s0" style:family="paragraph">
      <style:paragraph-properties fo:text-align="justify"/>
    </style:style>
    <style:style style:name="TableRow17" style:family="table-row">
      <style:table-row-properties style:min-row-height="0.3923in" style:use-optimal-row-height="false"/>
    </style:style>
    <style:style style:name="TableCell18" style:family="table-cell">
      <style:table-cell-properties fo:border="0.0034in solid #000000" style:writing-mode="lr-tb" style:vertical-align="middle" fo:padding-top="0.0194in" fo:padding-left="0.0194in" fo:padding-bottom="0.0194in" fo:padding-right="0.0194in"/>
    </style:style>
    <style:style style:name="P19" style:parent-style-name="s0" style:family="paragraph">
      <style:paragraph-properties fo:text-align="center"/>
    </style:style>
    <style:style style:name="T20" style:parent-style-name="기본단락글꼴" style:family="text">
      <style:text-properties style:font-name="Arial" style:font-name-complex="Arial" fo:font-weight="bold" style:font-weight-asian="bold" fo:font-size="11pt" style:font-size-asian="11pt" style:font-size-complex="11pt"/>
    </style:style>
    <style:style style:name="TableCell21" style:family="table-cell">
      <style:table-cell-properties fo:border="0.0034in solid #000000" style:writing-mode="lr-tb" style:vertical-align="middle" fo:padding-top="0.0194in" fo:padding-left="0.0194in" fo:padding-bottom="0.0194in" fo:padding-right="0.0194in"/>
    </style:style>
    <style:style style:name="P22" style:parent-style-name="s0" style:family="paragraph">
      <style:paragraph-properties fo:text-align="justify"/>
    </style:style>
    <style:style style:name="TableRow23" style:family="table-row">
      <style:table-row-properties style:min-row-height="0.3923in" style:use-optimal-row-height="false"/>
    </style:style>
    <style:style style:name="TableCell24" style:family="table-cell">
      <style:table-cell-properties fo:border="0.0034in solid #000000" style:writing-mode="lr-tb" style:vertical-align="middle" fo:padding-top="0.0194in" fo:padding-left="0.0194in" fo:padding-bottom="0.0194in" fo:padding-right="0.0194in"/>
    </style:style>
    <style:style style:name="P25" style:parent-style-name="s0" style:family="paragraph">
      <style:paragraph-properties fo:text-align="center"/>
      <style:text-properties style:font-name="Arial" style:font-name-asian="Arial Unicode MS" style:font-name-complex="Arial" fo:font-weight="bold" style:font-weight-asian="bold" style:font-weight-complex="bold" fo:font-size="11pt" style:font-size-asian="11pt" style:font-size-complex="11pt"/>
    </style:style>
    <style:style style:name="TableCell26" style:family="table-cell">
      <style:table-cell-properties fo:border="0.0034in solid #000000" style:writing-mode="lr-tb" style:vertical-align="middle" fo:padding-top="0.0194in" fo:padding-left="0.0194in" fo:padding-bottom="0.0194in" fo:padding-right="0.0194in"/>
    </style:style>
    <style:style style:name="P27" style:parent-style-name="s0" style:family="paragraph">
      <style:text-properties style:font-name="Arial" style:font-name-asian="Arial Unicode MS" style:font-name-complex="Arial" fo:font-size="11pt" style:font-size-asian="11pt" style:font-size-complex="11pt"/>
    </style:style>
    <style:style style:name="TableRow28" style:family="table-row">
      <style:table-row-properties style:min-row-height="0.3923in" style:use-optimal-row-height="false"/>
    </style:style>
    <style:style style:name="TableCell29" style:family="table-cell">
      <style:table-cell-properties fo:border="0.0034in solid #000000" style:writing-mode="lr-tb" style:vertical-align="middle" fo:padding-top="0.0194in" fo:padding-left="0.0194in" fo:padding-bottom="0.0194in" fo:padding-right="0.0194in"/>
    </style:style>
    <style:style style:name="P30" style:parent-style-name="s0" style:family="paragraph">
      <style:paragraph-properties fo:text-align="center"/>
      <style:text-properties style:font-name="Arial" style:font-name-asian="Arial Unicode MS" style:font-name-complex="Arial" fo:font-weight="bold" style:font-weight-asian="bold" style:font-weight-complex="bold" fo:letter-spacing="-0.0034in" fo:font-size="11pt" style:font-size-asian="11pt" style:font-size-complex="11pt"/>
    </style:style>
    <style:style style:name="P31" style:parent-style-name="s0" style:family="paragraph">
      <style:paragraph-properties fo:text-align="center"/>
    </style:style>
    <style:style style:name="T32" style:parent-style-name="기본단락글꼴" style:family="text">
      <style:text-properties style:font-name="Arial" style:font-name-asian="Arial Unicode MS" style:font-name-complex="Arial" fo:font-weight="bold" style:font-weight-asian="bold" style:font-weight-complex="bold" fo:letter-spacing="-0.0034in" fo:font-size="11pt" style:font-size-asian="11pt" style:font-size-complex="11pt"/>
    </style:style>
    <style:style style:name="TableCell33" style:family="table-cell">
      <style:table-cell-properties fo:border="0.0034in solid #000000" style:writing-mode="lr-tb" style:vertical-align="middle" fo:padding-top="0.0194in" fo:padding-left="0.0194in" fo:padding-bottom="0.0194in" fo:padding-right="0.0194in"/>
    </style:style>
    <style:style style:name="P34" style:parent-style-name="s0" style:family="paragraph">
      <style:paragraph-properties fo:text-align="justify"/>
      <style:text-properties style:font-name="Arial" style:font-name-asian="Arial Unicode MS" style:font-name-complex="Arial" fo:font-size="11pt" style:font-size-asian="11pt" style:font-size-complex="11pt"/>
    </style:style>
    <style:style style:name="TableRow35" style:family="table-row">
      <style:table-row-properties style:min-row-height="0.3923in" style:use-optimal-row-height="false"/>
    </style:style>
    <style:style style:name="TableCell36" style:family="table-cell">
      <style:table-cell-properties fo:border="0.0034in solid #000000" style:writing-mode="lr-tb" style:vertical-align="middle" fo:padding-top="0.0194in" fo:padding-left="0.0194in" fo:padding-bottom="0.0194in" fo:padding-right="0.0194in"/>
    </style:style>
    <style:style style:name="P37" style:parent-style-name="s0" style:family="paragraph">
      <style:paragraph-properties fo:text-align="center"/>
      <style:text-properties style:font-name="Arial" style:font-name-asian="Arial Unicode MS" style:font-name-complex="Arial" fo:font-weight="bold" style:font-weight-asian="bold" style:font-weight-complex="bold" fo:font-size="11pt" style:font-size-asian="11pt" style:font-size-complex="11pt"/>
    </style:style>
    <style:style style:name="TableCell38" style:family="table-cell">
      <style:table-cell-properties fo:border="0.0034in solid #000000" style:writing-mode="lr-tb" style:vertical-align="middle" fo:padding-top="0.0194in" fo:padding-left="0.0194in" fo:padding-bottom="0.0194in" fo:padding-right="0.0194in"/>
    </style:style>
    <style:style style:name="P39" style:parent-style-name="s0" style:family="paragraph">
      <style:paragraph-properties fo:text-align="justify"/>
      <style:text-properties style:font-name="Arial" style:font-name-asian="Arial Unicode MS" style:font-name-complex="Arial" fo:font-size="11pt" style:font-size-asian="11pt" style:font-size-complex="11pt"/>
    </style:style>
    <style:style style:name="TableRow40" style:family="table-row">
      <style:table-row-properties style:min-row-height="0.3923in" style:use-optimal-row-height="false"/>
    </style:style>
    <style:style style:name="TableCell41" style:family="table-cell">
      <style:table-cell-properties fo:border="0.0034in solid #000000" style:writing-mode="lr-tb" style:vertical-align="middle" fo:padding-top="0.0194in" fo:padding-left="0.0194in" fo:padding-bottom="0.0194in" fo:padding-right="0.0194in"/>
    </style:style>
    <style:style style:name="P42" style:parent-style-name="s0" style:family="paragraph">
      <style:paragraph-properties fo:text-align="center"/>
      <style:text-properties style:font-name="Arial" style:font-name-asian="Arial Unicode MS" style:font-name-complex="Arial" fo:font-weight="bold" style:font-weight-asian="bold" style:font-weight-complex="bold" fo:font-size="11pt" style:font-size-asian="11pt" style:font-size-complex="11pt"/>
    </style:style>
    <style:style style:name="TableCell43" style:family="table-cell">
      <style:table-cell-properties fo:border="0.0034in solid #000000" style:writing-mode="lr-tb" style:vertical-align="middle" fo:padding-top="0.0194in" fo:padding-left="0.0194in" fo:padding-bottom="0.0194in" fo:padding-right="0.0194in"/>
    </style:style>
    <style:style style:name="P44" style:parent-style-name="s0" style:family="paragraph">
      <style:paragraph-properties fo:text-align="justify"/>
      <style:text-properties style:font-name="Arial" style:font-name-asian="Arial Unicode MS" style:font-name-complex="Arial" fo:font-size="11pt" style:font-size-asian="11pt" style:font-size-complex="11pt"/>
    </style:style>
    <style:style style:name="TableRow45" style:family="table-row">
      <style:table-row-properties style:min-row-height="0.3923in" style:use-optimal-row-height="false"/>
    </style:style>
    <style:style style:name="TableCell46" style:family="table-cell">
      <style:table-cell-properties fo:border="0.0034in solid #000000" style:writing-mode="lr-tb" style:vertical-align="middle" fo:padding-top="0.0194in" fo:padding-left="0.0194in" fo:padding-bottom="0.0194in" fo:padding-right="0.0194in"/>
    </style:style>
    <style:style style:name="P47" style:parent-style-name="s0" style:family="paragraph">
      <style:paragraph-properties fo:text-align="center"/>
      <style:text-properties style:font-name="Arial" style:font-name-asian="Arial Unicode MS" style:font-name-complex="Arial" fo:font-weight="bold" style:font-weight-asian="bold" style:font-weight-complex="bold" fo:font-size="11pt" style:font-size-asian="11pt" style:font-size-complex="11pt"/>
    </style:style>
    <style:style style:name="TableCell48" style:family="table-cell">
      <style:table-cell-properties fo:border="0.0034in solid #000000" style:writing-mode="lr-tb" style:vertical-align="middle" fo:padding-top="0.0194in" fo:padding-left="0.0194in" fo:padding-bottom="0.0194in" fo:padding-right="0.0194in"/>
    </style:style>
    <style:style style:name="P49" style:parent-style-name="s0" style:family="paragraph">
      <style:paragraph-properties fo:text-align="justify"/>
    </style:style>
    <style:style style:name="T50" style:parent-style-name="Hyperlink" style:family="text">
      <style:text-properties style:font-name="Arial" style:font-name-asian="Arial Unicode MS" style:font-name-complex="Arial" fo:font-size="11pt" style:font-size-asian="11pt" style:font-size-complex="11pt"/>
    </style:style>
    <style:style style:name="TableRow51" style:family="table-row">
      <style:table-row-properties style:min-row-height="0.3923in" style:use-optimal-row-height="false"/>
    </style:style>
    <style:style style:name="TableCell52" style:family="table-cell">
      <style:table-cell-properties fo:border="0.0034in solid #000000" style:writing-mode="lr-tb" style:vertical-align="middle" fo:padding-top="0.0194in" fo:padding-left="0.0194in" fo:padding-bottom="0.0194in" fo:padding-right="0.0194in"/>
    </style:style>
    <style:style style:name="P53" style:parent-style-name="s0" style:family="paragraph">
      <style:paragraph-properties fo:text-align="center"/>
      <style:text-properties style:font-name="Arial" style:font-name-asian="Arial Unicode MS" style:font-name-complex="Arial" fo:font-weight="bold" style:font-weight-asian="bold" style:font-weight-complex="bold" fo:font-size="11pt" style:font-size-asian="11pt" style:font-size-complex="11pt"/>
    </style:style>
    <style:style style:name="TableCell54" style:family="table-cell">
      <style:table-cell-properties fo:border="0.0034in solid #000000" style:writing-mode="lr-tb" style:vertical-align="middle" fo:padding-top="0.0194in" fo:padding-left="0.0194in" fo:padding-bottom="0.0194in" fo:padding-right="0.0194in"/>
    </style:style>
    <style:style style:name="P55" style:parent-style-name="s0" style:family="paragraph">
      <style:paragraph-properties fo:text-align="justify"/>
    </style:style>
    <style:style style:name="T56" style:parent-style-name="Hyperlink" style:family="text">
      <style:text-properties style:font-name="Arial" style:font-name-asian="Arial Unicode MS" style:font-name-complex="Arial" fo:font-size="11pt" style:font-size-asian="11pt" style:font-size-complex="11pt"/>
    </style:style>
    <style:style style:name="TableRow57" style:family="table-row">
      <style:table-row-properties style:min-row-height="0.3923in" style:use-optimal-row-height="false"/>
    </style:style>
    <style:style style:name="TableCell58" style:family="table-cell">
      <style:table-cell-properties fo:border="0.0034in solid #000000" style:writing-mode="lr-tb" style:vertical-align="middle" fo:padding-top="0.0194in" fo:padding-left="0.0194in" fo:padding-bottom="0.0194in" fo:padding-right="0.0194in"/>
    </style:style>
    <style:style style:name="P59" style:parent-style-name="s0" style:family="paragraph">
      <style:paragraph-properties fo:text-align="center"/>
      <style:text-properties style:font-name="Arial" style:font-name-asian="Arial Unicode MS" style:font-name-complex="Arial" fo:font-weight="bold" style:font-weight-asian="bold" style:font-weight-complex="bold" fo:font-size="11pt" style:font-size-asian="11pt" style:font-size-complex="11pt"/>
    </style:style>
    <style:style style:name="P60" style:parent-style-name="s0" style:family="paragraph">
      <style:paragraph-properties fo:text-align="center"/>
      <style:text-properties style:font-name="Arial" style:font-name-asian="Arial Unicode MS" style:font-name-complex="Arial" fo:font-weight="bold" style:font-weight-asian="bold" style:font-weight-complex="bold" fo:font-size="11pt" style:font-size-asian="11pt" style:font-size-complex="11pt"/>
    </style:style>
    <style:style style:name="TableCell61" style:family="table-cell">
      <style:table-cell-properties fo:border="0.0034in solid #000000" style:writing-mode="lr-tb" style:vertical-align="middle" fo:padding-top="0.0194in" fo:padding-left="0.0194in" fo:padding-bottom="0.0194in" fo:padding-right="0.0194in"/>
    </style:style>
    <style:style style:name="P62" style:parent-style-name="s0" style:family="paragraph">
      <style:paragraph-properties fo:text-align="justify"/>
    </style:style>
    <style:style style:name="TableRow63" style:family="table-row">
      <style:table-row-properties style:min-row-height="2.102in" style:use-optimal-row-height="false"/>
    </style:style>
    <style:style style:name="TableCell64" style:family="table-cell">
      <style:table-cell-properties fo:border="0.0034in solid #000000" style:writing-mode="lr-tb" style:vertical-align="middle" fo:padding-top="0.0194in" fo:padding-left="0.0194in" fo:padding-bottom="0.0194in" fo:padding-right="0.0194in"/>
    </style:style>
    <style:style style:name="P65" style:parent-style-name="s0" style:family="paragraph">
      <style:paragraph-properties fo:text-align="center"/>
    </style:style>
    <style:style style:name="T66" style:parent-style-name="기본단락글꼴" style:family="text">
      <style:text-properties style:font-name="Arial" style:font-name-asian="Arial Unicode MS" style:font-name-complex="Arial" fo:font-weight="bold" style:font-weight-asian="bold" fo:font-size="11pt" style:font-size-asian="11pt" style:font-size-complex="11pt"/>
    </style:style>
    <style:style style:name="TableCell67" style:family="table-cell">
      <style:table-cell-properties fo:border="0.0034in solid #000000" style:writing-mode="lr-tb" style:vertical-align="middle" fo:padding-top="0.0194in" fo:padding-left="0.0194in" fo:padding-bottom="0.0194in" fo:padding-right="0.0194in"/>
    </style:style>
    <style:style style:name="P68" style:parent-style-name="s0" style:family="paragraph">
      <style:paragraph-properties fo:text-align="justify" fo:text-indent="0.1527in"/>
      <style:text-properties style:font-name="Arial" style:font-name-asian="Arial Unicode MS" style:font-name-complex="Arial" fo:font-size="11pt" style:font-size-asian="11pt" style:font-size-complex="11pt"/>
    </style:style>
    <style:style style:name="P69" style:parent-style-name="s0" style:family="paragraph">
      <style:paragraph-properties fo:text-align="justify" fo:margin-left="-0.2319in">
        <style:tab-stops>
          <style:tab-stop style:type="left" style:position="0.984in"/>
          <style:tab-stop style:type="left" style:position="1.343in"/>
          <style:tab-stop style:type="left" style:position="1.8986in"/>
          <style:tab-stop style:type="left" style:position="2.4541in"/>
          <style:tab-stop style:type="left" style:position="3.0097in"/>
          <style:tab-stop style:type="left" style:position="3.5652in"/>
          <style:tab-stop style:type="left" style:position="4.1208in"/>
          <style:tab-stop style:type="left" style:position="4.6763in"/>
          <style:tab-stop style:type="left" style:position="5.2319in"/>
          <style:tab-stop style:type="left" style:position="5.7875in"/>
          <style:tab-stop style:type="left" style:position="6.343in"/>
          <style:tab-stop style:type="left" style:position="6.8986in"/>
          <style:tab-stop style:type="left" style:position="7.4541in"/>
          <style:tab-stop style:type="left" style:position="8.0097in"/>
          <style:tab-stop style:type="left" style:position="8.5652in"/>
          <style:tab-stop style:type="left" style:position="9.1208in"/>
          <style:tab-stop style:type="left" style:position="9.6763in"/>
          <style:tab-stop style:type="left" style:position="10.2319in"/>
          <style:tab-stop style:type="left" style:position="10.7875in"/>
          <style:tab-stop style:type="left" style:position="11.343in"/>
          <style:tab-stop style:type="left" style:position="11.8986in"/>
          <style:tab-stop style:type="left" style:position="12.4541in"/>
          <style:tab-stop style:type="left" style:position="13.0097in"/>
          <style:tab-stop style:type="left" style:position="13.5652in"/>
          <style:tab-stop style:type="left" style:position="14.1208in"/>
          <style:tab-stop style:type="left" style:position="14.6763in"/>
          <style:tab-stop style:type="left" style:position="15.2319in"/>
          <style:tab-stop style:type="left" style:position="15.7875in"/>
          <style:tab-stop style:type="left" style:position="16.343in"/>
          <style:tab-stop style:type="left" style:position="16.8986in"/>
          <style:tab-stop style:type="left" style:position="17.4541in"/>
        </style:tab-stops>
      </style:paragraph-properties>
      <style:text-properties style:font-name="Arial" style:font-name-asian="Arial Unicode MS" style:font-name-complex="Arial" fo:color="#444444"/>
    </style:style>
    <style:style style:name="P70" style:parent-style-name="s0" style:family="paragraph">
      <style:paragraph-properties fo:text-align="justify" fo:margin-left="-0.2319in">
        <style:tab-stops>
          <style:tab-stop style:type="left" style:position="0.984in"/>
          <style:tab-stop style:type="left" style:position="1.343in"/>
          <style:tab-stop style:type="left" style:position="1.8986in"/>
          <style:tab-stop style:type="left" style:position="2.4541in"/>
          <style:tab-stop style:type="left" style:position="3.0097in"/>
          <style:tab-stop style:type="left" style:position="3.5652in"/>
          <style:tab-stop style:type="left" style:position="4.1208in"/>
          <style:tab-stop style:type="left" style:position="4.6763in"/>
          <style:tab-stop style:type="left" style:position="5.2319in"/>
          <style:tab-stop style:type="left" style:position="5.7875in"/>
          <style:tab-stop style:type="left" style:position="6.343in"/>
          <style:tab-stop style:type="left" style:position="6.8986in"/>
          <style:tab-stop style:type="left" style:position="7.4541in"/>
          <style:tab-stop style:type="left" style:position="8.0097in"/>
          <style:tab-stop style:type="left" style:position="8.5652in"/>
          <style:tab-stop style:type="left" style:position="9.1208in"/>
          <style:tab-stop style:type="left" style:position="9.6763in"/>
          <style:tab-stop style:type="left" style:position="10.2319in"/>
          <style:tab-stop style:type="left" style:position="10.7875in"/>
          <style:tab-stop style:type="left" style:position="11.343in"/>
          <style:tab-stop style:type="left" style:position="11.8986in"/>
          <style:tab-stop style:type="left" style:position="12.4541in"/>
          <style:tab-stop style:type="left" style:position="13.0097in"/>
          <style:tab-stop style:type="left" style:position="13.5652in"/>
          <style:tab-stop style:type="left" style:position="14.1208in"/>
          <style:tab-stop style:type="left" style:position="14.6763in"/>
          <style:tab-stop style:type="left" style:position="15.2319in"/>
          <style:tab-stop style:type="left" style:position="15.7875in"/>
          <style:tab-stop style:type="left" style:position="16.343in"/>
          <style:tab-stop style:type="left" style:position="16.8986in"/>
          <style:tab-stop style:type="left" style:position="17.4541in"/>
        </style:tab-stops>
      </style:paragraph-properties>
      <style:text-properties style:font-name="Arial" style:font-name-asian="Arial Unicode MS" style:font-name-complex="Arial" fo:color="#444444"/>
    </style:style>
    <style:style style:name="P71" style:parent-style-name="s0" style:family="paragraph">
      <style:paragraph-properties fo:text-align="justify" fo:margin-left="-0.2319in">
        <style:tab-stops>
          <style:tab-stop style:type="left" style:position="0.984in"/>
          <style:tab-stop style:type="left" style:position="1.343in"/>
          <style:tab-stop style:type="left" style:position="1.8986in"/>
          <style:tab-stop style:type="left" style:position="2.4541in"/>
          <style:tab-stop style:type="left" style:position="3.0097in"/>
          <style:tab-stop style:type="left" style:position="3.5652in"/>
          <style:tab-stop style:type="left" style:position="4.1208in"/>
          <style:tab-stop style:type="left" style:position="4.6763in"/>
          <style:tab-stop style:type="left" style:position="5.2319in"/>
          <style:tab-stop style:type="left" style:position="5.7875in"/>
          <style:tab-stop style:type="left" style:position="6.343in"/>
          <style:tab-stop style:type="left" style:position="6.8986in"/>
          <style:tab-stop style:type="left" style:position="7.4541in"/>
          <style:tab-stop style:type="left" style:position="8.0097in"/>
          <style:tab-stop style:type="left" style:position="8.5652in"/>
          <style:tab-stop style:type="left" style:position="9.1208in"/>
          <style:tab-stop style:type="left" style:position="9.6763in"/>
          <style:tab-stop style:type="left" style:position="10.2319in"/>
          <style:tab-stop style:type="left" style:position="10.7875in"/>
          <style:tab-stop style:type="left" style:position="11.343in"/>
          <style:tab-stop style:type="left" style:position="11.8986in"/>
          <style:tab-stop style:type="left" style:position="12.4541in"/>
          <style:tab-stop style:type="left" style:position="13.0097in"/>
          <style:tab-stop style:type="left" style:position="13.5652in"/>
          <style:tab-stop style:type="left" style:position="14.1208in"/>
          <style:tab-stop style:type="left" style:position="14.6763in"/>
          <style:tab-stop style:type="left" style:position="15.2319in"/>
          <style:tab-stop style:type="left" style:position="15.7875in"/>
          <style:tab-stop style:type="left" style:position="16.343in"/>
          <style:tab-stop style:type="left" style:position="16.8986in"/>
          <style:tab-stop style:type="left" style:position="17.4541in"/>
        </style:tab-stops>
      </style:paragraph-properties>
    </style:style>
    <style:style style:name="T72" style:parent-style-name="기본단락글꼴" style:family="text">
      <style:text-properties style:font-name="Arial" style:font-name-asian="Arial Unicode MS" style:font-name-complex="Arial" fo:letter-spacing="-0.0069in"/>
    </style:style>
    <style:style style:name="T73" style:parent-style-name="기본단락글꼴" style:family="text">
      <style:text-properties style:font-name="Arial" style:font-name-asian="Arial Unicode MS" style:font-name-complex="Arial"/>
    </style:style>
    <style:style style:name="P74" style:parent-style-name="s0" style:family="paragraph">
      <style:paragraph-properties fo:text-align="justify" fo:margin-left="-0.2319in">
        <style:tab-stops>
          <style:tab-stop style:type="left" style:position="0.984in"/>
          <style:tab-stop style:type="left" style:position="1.343in"/>
          <style:tab-stop style:type="left" style:position="1.8986in"/>
          <style:tab-stop style:type="left" style:position="2.4541in"/>
          <style:tab-stop style:type="left" style:position="3.0097in"/>
          <style:tab-stop style:type="left" style:position="3.5652in"/>
          <style:tab-stop style:type="left" style:position="4.1208in"/>
          <style:tab-stop style:type="left" style:position="4.6763in"/>
          <style:tab-stop style:type="left" style:position="5.2319in"/>
          <style:tab-stop style:type="left" style:position="5.7875in"/>
          <style:tab-stop style:type="left" style:position="6.343in"/>
          <style:tab-stop style:type="left" style:position="6.8986in"/>
          <style:tab-stop style:type="left" style:position="7.4541in"/>
          <style:tab-stop style:type="left" style:position="8.0097in"/>
          <style:tab-stop style:type="left" style:position="8.5652in"/>
          <style:tab-stop style:type="left" style:position="9.1208in"/>
          <style:tab-stop style:type="left" style:position="9.6763in"/>
          <style:tab-stop style:type="left" style:position="10.2319in"/>
          <style:tab-stop style:type="left" style:position="10.7875in"/>
          <style:tab-stop style:type="left" style:position="11.343in"/>
          <style:tab-stop style:type="left" style:position="11.8986in"/>
          <style:tab-stop style:type="left" style:position="12.4541in"/>
          <style:tab-stop style:type="left" style:position="13.0097in"/>
          <style:tab-stop style:type="left" style:position="13.5652in"/>
          <style:tab-stop style:type="left" style:position="14.1208in"/>
          <style:tab-stop style:type="left" style:position="14.6763in"/>
          <style:tab-stop style:type="left" style:position="15.2319in"/>
          <style:tab-stop style:type="left" style:position="15.7875in"/>
          <style:tab-stop style:type="left" style:position="16.343in"/>
          <style:tab-stop style:type="left" style:position="16.8986in"/>
          <style:tab-stop style:type="left" style:position="17.4541in"/>
        </style:tab-stops>
      </style:paragraph-properties>
      <style:text-properties style:font-name="Arial" style:font-name-asian="Arial Unicode MS" style:font-name-complex="Arial"/>
    </style:style>
    <style:style style:name="P75" style:parent-style-name="s0" style:family="paragraph">
      <style:paragraph-properties fo:text-align="justify" fo:margin-left="-0.2319in">
        <style:tab-stops>
          <style:tab-stop style:type="left" style:position="0.984in"/>
          <style:tab-stop style:type="left" style:position="1.343in"/>
          <style:tab-stop style:type="left" style:position="1.8986in"/>
          <style:tab-stop style:type="left" style:position="2.4541in"/>
          <style:tab-stop style:type="left" style:position="3.0097in"/>
          <style:tab-stop style:type="left" style:position="3.5652in"/>
          <style:tab-stop style:type="left" style:position="4.1208in"/>
          <style:tab-stop style:type="left" style:position="4.6763in"/>
          <style:tab-stop style:type="left" style:position="5.2319in"/>
          <style:tab-stop style:type="left" style:position="5.7875in"/>
          <style:tab-stop style:type="left" style:position="6.343in"/>
          <style:tab-stop style:type="left" style:position="6.8986in"/>
          <style:tab-stop style:type="left" style:position="7.4541in"/>
          <style:tab-stop style:type="left" style:position="8.0097in"/>
          <style:tab-stop style:type="left" style:position="8.5652in"/>
          <style:tab-stop style:type="left" style:position="9.1208in"/>
          <style:tab-stop style:type="left" style:position="9.6763in"/>
          <style:tab-stop style:type="left" style:position="10.2319in"/>
          <style:tab-stop style:type="left" style:position="10.7875in"/>
          <style:tab-stop style:type="left" style:position="11.343in"/>
          <style:tab-stop style:type="left" style:position="11.8986in"/>
          <style:tab-stop style:type="left" style:position="12.4541in"/>
          <style:tab-stop style:type="left" style:position="13.0097in"/>
          <style:tab-stop style:type="left" style:position="13.5652in"/>
          <style:tab-stop style:type="left" style:position="14.1208in"/>
          <style:tab-stop style:type="left" style:position="14.6763in"/>
          <style:tab-stop style:type="left" style:position="15.2319in"/>
          <style:tab-stop style:type="left" style:position="15.7875in"/>
          <style:tab-stop style:type="left" style:position="16.343in"/>
          <style:tab-stop style:type="left" style:position="16.8986in"/>
          <style:tab-stop style:type="left" style:position="17.4541in"/>
        </style:tab-stops>
      </style:paragraph-properties>
      <style:text-properties style:font-name="Arial" style:font-name-asian="Arial Unicode MS" style:font-name-complex="Arial"/>
    </style:style>
    <style:style style:name="P76" style:parent-style-name="s0" style:family="paragraph">
      <style:paragraph-properties fo:text-align="center" fo:margin-left="-1.3527in" fo:text-indent="1.3513in">
        <style:tab-stops>
          <style:tab-stop style:type="left" style:position="2.1048in"/>
          <style:tab-stop style:type="left" style:position="2.4638in"/>
          <style:tab-stop style:type="left" style:position="3.0194in"/>
          <style:tab-stop style:type="left" style:position="3.575in"/>
          <style:tab-stop style:type="left" style:position="4.1305in"/>
          <style:tab-stop style:type="left" style:position="4.6861in"/>
          <style:tab-stop style:type="left" style:position="5.2416in"/>
          <style:tab-stop style:type="left" style:position="5.7972in"/>
          <style:tab-stop style:type="left" style:position="6.3527in"/>
          <style:tab-stop style:type="left" style:position="6.9083in"/>
          <style:tab-stop style:type="left" style:position="7.4638in"/>
          <style:tab-stop style:type="left" style:position="8.0194in"/>
          <style:tab-stop style:type="left" style:position="8.575in"/>
          <style:tab-stop style:type="left" style:position="9.1305in"/>
          <style:tab-stop style:type="left" style:position="9.6861in"/>
          <style:tab-stop style:type="left" style:position="10.2416in"/>
          <style:tab-stop style:type="left" style:position="10.7972in"/>
          <style:tab-stop style:type="left" style:position="11.3527in"/>
          <style:tab-stop style:type="left" style:position="11.9083in"/>
          <style:tab-stop style:type="left" style:position="12.4638in"/>
          <style:tab-stop style:type="left" style:position="13.0194in"/>
          <style:tab-stop style:type="left" style:position="13.575in"/>
          <style:tab-stop style:type="left" style:position="14.1305in"/>
          <style:tab-stop style:type="left" style:position="14.6861in"/>
          <style:tab-stop style:type="left" style:position="15.2416in"/>
          <style:tab-stop style:type="left" style:position="15.7972in"/>
          <style:tab-stop style:type="left" style:position="16.3527in"/>
          <style:tab-stop style:type="left" style:position="16.9083in"/>
          <style:tab-stop style:type="left" style:position="17.4638in"/>
          <style:tab-stop style:type="left" style:position="18.0194in"/>
          <style:tab-stop style:type="left" style:position="18.575in"/>
        </style:tab-stops>
      </style:paragraph-properties>
      <style:text-properties style:font-name="Arial" style:font-name-asian="Arial Unicode MS" style:font-name-complex="Arial"/>
    </style:style>
    <style:style style:name="P77" style:parent-style-name="s0" style:family="paragraph">
      <style:paragraph-properties fo:text-align="justify" fo:margin-left="-1.3527in" fo:text-indent="1.3513in">
        <style:tab-stops>
          <style:tab-stop style:type="left" style:position="2.1048in"/>
          <style:tab-stop style:type="left" style:position="2.4638in"/>
          <style:tab-stop style:type="left" style:position="3.0194in"/>
          <style:tab-stop style:type="left" style:position="3.575in"/>
          <style:tab-stop style:type="left" style:position="4.1305in"/>
          <style:tab-stop style:type="left" style:position="4.6861in"/>
          <style:tab-stop style:type="left" style:position="5.2416in"/>
          <style:tab-stop style:type="left" style:position="5.7972in"/>
          <style:tab-stop style:type="left" style:position="6.3527in"/>
          <style:tab-stop style:type="left" style:position="6.9083in"/>
          <style:tab-stop style:type="left" style:position="7.4638in"/>
          <style:tab-stop style:type="left" style:position="8.0194in"/>
          <style:tab-stop style:type="left" style:position="8.575in"/>
          <style:tab-stop style:type="left" style:position="9.1305in"/>
          <style:tab-stop style:type="left" style:position="9.6861in"/>
          <style:tab-stop style:type="left" style:position="10.2416in"/>
          <style:tab-stop style:type="left" style:position="10.7972in"/>
          <style:tab-stop style:type="left" style:position="11.3527in"/>
          <style:tab-stop style:type="left" style:position="11.9083in"/>
          <style:tab-stop style:type="left" style:position="12.4638in"/>
          <style:tab-stop style:type="left" style:position="13.0194in"/>
          <style:tab-stop style:type="left" style:position="13.575in"/>
          <style:tab-stop style:type="left" style:position="14.1305in"/>
          <style:tab-stop style:type="left" style:position="14.6861in"/>
          <style:tab-stop style:type="left" style:position="15.2416in"/>
          <style:tab-stop style:type="left" style:position="15.7972in"/>
          <style:tab-stop style:type="left" style:position="16.3527in"/>
          <style:tab-stop style:type="left" style:position="16.9083in"/>
          <style:tab-stop style:type="left" style:position="17.4638in"/>
          <style:tab-stop style:type="left" style:position="18.0194in"/>
          <style:tab-stop style:type="left" style:position="18.575in"/>
        </style:tab-stops>
      </style:paragraph-properties>
    </style:style>
    <style:style style:name="T78" style:parent-style-name="기본단락글꼴" style:family="text">
      <style:text-properties style:font-name="Arial" style:font-name-asian="Arial Unicode MS" style:font-name-complex="Arial"/>
    </style:style>
    <style:style style:name="T79" style:parent-style-name="기본단락글꼴" style:family="text">
      <style:text-properties style:font-name="Arial" style:font-name-asian="Arial Unicode MS" style:font-name-complex="Arial" fo:font-style="italic" style:font-style-asian="italic"/>
    </style:style>
    <style:style style:name="P80" style:parent-style-name="s0" style:family="paragraph">
      <style:paragraph-properties fo:text-align="center" fo:margin-left="-1.3527in" fo:text-indent="1.3513in">
        <style:tab-stops>
          <style:tab-stop style:type="left" style:position="2.1048in"/>
          <style:tab-stop style:type="left" style:position="2.4638in"/>
          <style:tab-stop style:type="left" style:position="3.0194in"/>
          <style:tab-stop style:type="left" style:position="3.575in"/>
          <style:tab-stop style:type="left" style:position="4.1305in"/>
          <style:tab-stop style:type="left" style:position="4.6861in"/>
          <style:tab-stop style:type="left" style:position="5.2416in"/>
          <style:tab-stop style:type="left" style:position="5.7972in"/>
          <style:tab-stop style:type="left" style:position="6.3527in"/>
          <style:tab-stop style:type="left" style:position="6.9083in"/>
          <style:tab-stop style:type="left" style:position="7.4638in"/>
          <style:tab-stop style:type="left" style:position="8.0194in"/>
          <style:tab-stop style:type="left" style:position="8.575in"/>
          <style:tab-stop style:type="left" style:position="9.1305in"/>
          <style:tab-stop style:type="left" style:position="9.6861in"/>
          <style:tab-stop style:type="left" style:position="10.2416in"/>
          <style:tab-stop style:type="left" style:position="10.7972in"/>
          <style:tab-stop style:type="left" style:position="11.3527in"/>
          <style:tab-stop style:type="left" style:position="11.9083in"/>
          <style:tab-stop style:type="left" style:position="12.4638in"/>
          <style:tab-stop style:type="left" style:position="13.0194in"/>
          <style:tab-stop style:type="left" style:position="13.575in"/>
          <style:tab-stop style:type="left" style:position="14.1305in"/>
          <style:tab-stop style:type="left" style:position="14.6861in"/>
          <style:tab-stop style:type="left" style:position="15.2416in"/>
          <style:tab-stop style:type="left" style:position="15.7972in"/>
          <style:tab-stop style:type="left" style:position="16.3527in"/>
          <style:tab-stop style:type="left" style:position="16.9083in"/>
          <style:tab-stop style:type="left" style:position="17.4638in"/>
          <style:tab-stop style:type="left" style:position="18.0194in"/>
          <style:tab-stop style:type="left" style:position="18.575in"/>
        </style:tab-stops>
      </style:paragraph-properties>
    </style:style>
    <style:style style:name="P81" style:parent-style-name="s0" style:family="paragraph">
      <style:paragraph-properties fo:text-align="center" fo:margin-left="-1.3527in" fo:text-indent="1.3777in">
        <style:tab-stops>
          <style:tab-stop style:type="left" style:position="2.1048in"/>
          <style:tab-stop style:type="left" style:position="2.4638in"/>
          <style:tab-stop style:type="left" style:position="3.0194in"/>
          <style:tab-stop style:type="left" style:position="3.575in"/>
          <style:tab-stop style:type="left" style:position="4.1305in"/>
          <style:tab-stop style:type="left" style:position="4.6861in"/>
          <style:tab-stop style:type="left" style:position="5.2416in"/>
          <style:tab-stop style:type="left" style:position="5.7972in"/>
          <style:tab-stop style:type="left" style:position="6.3527in"/>
          <style:tab-stop style:type="left" style:position="6.9083in"/>
          <style:tab-stop style:type="left" style:position="7.4638in"/>
          <style:tab-stop style:type="left" style:position="8.0194in"/>
          <style:tab-stop style:type="left" style:position="8.575in"/>
          <style:tab-stop style:type="left" style:position="9.1305in"/>
          <style:tab-stop style:type="left" style:position="9.6861in"/>
          <style:tab-stop style:type="left" style:position="10.2416in"/>
          <style:tab-stop style:type="left" style:position="10.7972in"/>
          <style:tab-stop style:type="left" style:position="11.3527in"/>
          <style:tab-stop style:type="left" style:position="11.9083in"/>
          <style:tab-stop style:type="left" style:position="12.4638in"/>
          <style:tab-stop style:type="left" style:position="13.0194in"/>
          <style:tab-stop style:type="left" style:position="13.575in"/>
          <style:tab-stop style:type="left" style:position="14.1305in"/>
          <style:tab-stop style:type="left" style:position="14.6861in"/>
          <style:tab-stop style:type="left" style:position="15.2416in"/>
          <style:tab-stop style:type="left" style:position="15.7972in"/>
          <style:tab-stop style:type="left" style:position="16.3527in"/>
          <style:tab-stop style:type="left" style:position="16.9083in"/>
          <style:tab-stop style:type="left" style:position="17.4638in"/>
          <style:tab-stop style:type="left" style:position="18.0194in"/>
          <style:tab-stop style:type="left" style:position="18.575in"/>
        </style:tab-stops>
      </style:paragraph-properties>
    </style:style>
    <style:style style:name="T82" style:parent-style-name="기본단락글꼴" style:family="text">
      <style:text-properties style:font-name="Arial" style:font-name-asian="Arial Unicode MS" style:font-name-complex="Arial" style:font-weight-complex="bold" fo:font-size="16pt" style:font-size-asian="16pt" style:font-size-complex="16pt"/>
    </style:style>
    <style:style style:name="P83" style:parent-style-name="s0" style:family="paragraph">
      <style:paragraph-properties fo:text-align="center" fo:margin-left="-1.3527in" fo:text-indent="1.3777in">
        <style:tab-stops>
          <style:tab-stop style:type="left" style:position="2.1048in"/>
          <style:tab-stop style:type="left" style:position="2.4638in"/>
          <style:tab-stop style:type="left" style:position="3.0194in"/>
          <style:tab-stop style:type="left" style:position="3.575in"/>
          <style:tab-stop style:type="left" style:position="4.1305in"/>
          <style:tab-stop style:type="left" style:position="4.6861in"/>
          <style:tab-stop style:type="left" style:position="5.2416in"/>
          <style:tab-stop style:type="left" style:position="5.7972in"/>
          <style:tab-stop style:type="left" style:position="6.3527in"/>
          <style:tab-stop style:type="left" style:position="6.9083in"/>
          <style:tab-stop style:type="left" style:position="7.4638in"/>
          <style:tab-stop style:type="left" style:position="8.0194in"/>
          <style:tab-stop style:type="left" style:position="8.575in"/>
          <style:tab-stop style:type="left" style:position="9.1305in"/>
          <style:tab-stop style:type="left" style:position="9.6861in"/>
          <style:tab-stop style:type="left" style:position="10.2416in"/>
          <style:tab-stop style:type="left" style:position="10.7972in"/>
          <style:tab-stop style:type="left" style:position="11.3527in"/>
          <style:tab-stop style:type="left" style:position="11.9083in"/>
          <style:tab-stop style:type="left" style:position="12.4638in"/>
          <style:tab-stop style:type="left" style:position="13.0194in"/>
          <style:tab-stop style:type="left" style:position="13.575in"/>
          <style:tab-stop style:type="left" style:position="14.1305in"/>
          <style:tab-stop style:type="left" style:position="14.6861in"/>
          <style:tab-stop style:type="left" style:position="15.2416in"/>
          <style:tab-stop style:type="left" style:position="15.7972in"/>
          <style:tab-stop style:type="left" style:position="16.3527in"/>
          <style:tab-stop style:type="left" style:position="16.9083in"/>
          <style:tab-stop style:type="left" style:position="17.4638in"/>
          <style:tab-stop style:type="left" style:position="18.0194in"/>
          <style:tab-stop style:type="left" style:position="18.575in"/>
        </style:tab-stops>
      </style:paragraph-properties>
    </style:style>
    <style:style style:name="T84" style:parent-style-name="기본단락글꼴" style:family="text">
      <style:text-properties style:font-name="Arial" style:font-name-asian="Arial Unicode MS" style:font-name-complex="Arial" style:font-weight-complex="bold" fo:font-size="16pt" style:font-size-asian="16pt" style:font-size-complex="16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Registration Form</text:p>
          </table:table-cell>
        </table:table-row>
      </table:table>
      <text:p text:style-name="P6"/>
      <text:p text:style-name="P7"><text:s text:c="33"/>(Team leader only)</text:p>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am name</text:span></text:p>
          </table:table-cell>
          <table:table-cell table:style-name="TableCell15">
            <text:p text:style-name="P16">Next--Star--Developpers</text:p>
          </table:table-cell>
        </table:table-row>
        <table:table-row table:style-name="TableRow17">
          <table:table-cell table:style-name="TableCell18">
            <text:p text:style-name="P19"><text:span text:style-name="T20">Project title</text:span></text:p>
          </table:table-cell>
          <table:table-cell table:style-name="TableCell21">
            <text:p text:style-name="P22">REMOTE DESKTOP OVER WIFI</text:p>
          </table:table-cell>
        </table:table-row>
        <table:table-row table:style-name="TableRow23">
          <table:table-cell table:style-name="TableCell24">
            <text:p text:style-name="P25">Country</text:p>
          </table:table-cell>
          <table:table-cell table:style-name="TableCell26">
            <text:p text:style-name="P27">CAMEROON</text:p>
          </table:table-cell>
        </table:table-row>
        <table:table-row table:style-name="TableRow28">
          <table:table-cell table:style-name="TableCell29">
            <text:p text:style-name="P30">School/company/</text:p>
            <text:p text:style-name="P31"><text:span text:style-name="T32">community name</text:span></text:p>
          </table:table-cell>
          <table:table-cell table:style-name="TableCell33">
            <text:p text:style-name="P34">NATIONAL ADVANCED SCHOOL OF ENGINEERING</text:p>
          </table:table-cell>
        </table:table-row>
        <table:table-row table:style-name="TableRow35">
          <table:table-cell table:style-name="TableCell36">
            <text:p text:style-name="P37">Team leader’s name</text:p>
          </table:table-cell>
          <table:table-cell table:style-name="TableCell38">
            <text:p text:style-name="P39">TUENO FOTSO STEVE JEFFREY</text:p>
          </table:table-cell>
        </table:table-row>
        <table:table-row table:style-name="TableRow40">
          <table:table-cell table:style-name="TableCell41">
            <text:p text:style-name="P42">Position or<text:s/>grade</text:p>
          </table:table-cell>
          <table:table-cell table:style-name="TableCell43">
            <text:p text:style-name="P44">ENGINEER</text:p>
          </table:table-cell>
        </table:table-row>
        <table:table-row table:style-name="TableRow45">
          <table:table-cell table:style-name="TableCell46">
            <text:p text:style-name="P47"><text:s/>E-mail address</text:p>
          </table:table-cell>
          <table:table-cell table:style-name="TableCell48">
            <text:p text:style-name="P49"><text:a xlink:href="mailto:stuenofotso@gmail.com" office:target-frame-name="_top" xlink:show="replace"><text:span text:style-name="T50">stuenofotso@gmail.com</text:span></text:a></text:p>
          </table:table-cell>
        </table:table-row>
        <table:table-row table:style-name="TableRow51">
          <table:table-cell table:style-name="TableCell52">
            <text:p text:style-name="P53">Mailing address</text:p>
          </table:table-cell>
          <table:table-cell table:style-name="TableCell54">
            <text:p text:style-name="P55"><text:a xlink:href="mailto:stuenofotso@gmail.com" office:target-frame-name="_top" xlink:show="replace"><text:span text:style-name="T56">stuenofotso@gmail.com</text:span></text:a></text:p>
          </table:table-cell>
        </table:table-row>
        <table:table-row table:style-name="TableRow57">
          <table:table-cell table:style-name="TableCell58">
            <text:p text:style-name="P59">The number of</text:p>
            <text:p text:style-name="P60"><text:s/>team members (including you)</text:p>
          </table:table-cell>
          <table:table-cell table:style-name="TableCell61">
            <text:p text:style-name="P62">3</text:p>
          </table:table-cell>
        </table:table-row>
        <table:table-row table:style-name="TableRow63">
          <table:table-cell table:style-name="TableCell64">
            <text:p text:style-name="P65"><text:span text:style-name="T66">Note</text:span></text:p>
          </table:table-cell>
          <table:table-cell table:style-name="TableCell67">
            <text:p text:style-name="P68">With Remote Desktop Over Wifi, handle your presentation (Power Point ...) Edit your documents via publishers offline (Word, Excel and PowerPoint, ...), and even online publishers (Office 360, Google docs ...) Play your favorite games (EA Need for Speed, FIFA 2014, FIFA 2015, Failed, Damier, etc.); Navigate to your social networks Google +, Facebook, Twitter; Check your email (Gmail, Yahoo, etc.):<text:s/>It<text:s/>is the remote control of your PC.</text:p>
          </table:table-cell>
        </table:table-row>
      </table:table>
      <text:p text:style-name="P69"/>
      <text:p text:style-name="P70"/>
      <text:p text:style-name="P71"><text:span text:style-name="T72">I do understand the object of “OSS World Challenge” and agree to follow judges’ demands and cautions with due respect, and enter for the challenge hereupon</text:span><text:span text:style-name="T73">.</text:span></text:p>
      <text:p text:style-name="P74"/>
      <text:p text:style-name="P75"/>
      <text:p text:style-name="P76"><text:s text:c="7"/>22. <text:s text:c="2"/>August<text:s/>2016</text:p>
      <text:p text:style-name="P77"><text:span text:style-name="T78"><text:s text:c="35"/></text:span><text:span text:style-name="T79"><text:s text:c="20"/></text:span></text:p>
      <text:p text:style-name="P80"/>
      <text:p text:style-name="P81"><text:span text:style-name="T82">OSS World Challenge 2016</text:span></text:p>
      <text:soft-page-break/>
      <text:p text:style-name="P83"><text:span text:style-name="T84"><text:s/>Secretaria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Batang" svg:font-family="Batang" style:font-family-generic="system" style:font-pitch="fixed" svg:panose-1="2 3 6 0 0 1 1 1 1 1"/>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555in"/>
      <style:text-properties style:font-name="Malgun Gothic" style:font-name-asian="Malgun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ko" style:country-asian="KR"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표준" style:display-name="표준" style:family="paragraph">
      <style:paragraph-properties fo:widows="0" fo:orphans="0" style:line-break="normal" style:text-autospace="none"/>
      <style:text-properties fo:hyphenate="true"/>
    </style:style>
    <style:style style:name="기본단락글꼴" style:display-name="기본 단락 글꼴" style:family="text"/>
    <style:style style:name="Standard" style:display-name="Standard" style:family="paragraph">
      <style:paragraph-properties fo:widows="0" fo:orphans="0" style:line-break="normal" style:text-autospace="none" fo:text-align="justify"/>
      <style:text-properties style:letter-kerning="true" style:font-size-complex="11pt" fo:hyphenate="false"/>
    </style:style>
    <style:style style:name="s0" style:display-name="s0" style:family="paragraph">
      <style:paragraph-properties fo:widows="0" fo:orphans="0" style:text-autospace="none"/>
      <style:text-properties style:font-name="Batang" style:font-name-asian="Batang" fo:font-size="12pt" style:font-size-asian="12pt" style:font-size-complex="12pt" fo:hyphenate="false"/>
    </style:style>
    <style:style style:name="머리글" style:display-name="머리글" style:family="paragraph" style:parent-style-name="Standard">
      <style:paragraph-properties style:snap-to-layout-grid="false">
        <style:tab-stops>
          <style:tab-stop style:type="center" style:position="3.134in"/>
          <style:tab-stop style:type="right" style:position="6.268in"/>
        </style:tab-stops>
      </style:paragraph-properties>
      <style:text-properties fo:hyphenate="false"/>
    </style:style>
    <style:style style:name="바닥글" style:display-name="바닥글" style:family="paragraph" style:parent-style-name="Standard">
      <style:paragraph-properties style:snap-to-layout-grid="false">
        <style:tab-stops>
          <style:tab-stop style:type="center" style:position="3.134in"/>
          <style:tab-stop style:type="right" style:position="6.26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머리글Char" style:display-name="머리글 Char" style:family="text" style:parent-style-name="기본단락글꼴">
      <style:text-properties style:font-name-complex="Times New Roman"/>
    </style:style>
    <style:style style:name="바닥글Char" style:display-name="바닥글 Char" style:family="text" style:parent-style-name="기본단락글꼴">
      <style:text-properties style:font-name-complex="Times New Roma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1.180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본인은 공지된 “공개SW Project 챌린지 2007 ”의 취지를 이해하고</dc:title>
    <meta:initial-creator>user</meta:initial-creator>
    <dc:creator>TUENO FOTSO Steve Jeffrey</dc:creator>
    <meta:creation-date>2013-05-13T08:13:00Z</meta:creation-date>
    <dc:date>2016-08-22T17:27:00Z</dc:date>
    <meta:template xlink:href="registration_form_2010" xlink:type="simple"/>
    <meta:editing-cycles>6</meta:editing-cycles>
    <meta:editing-duration>PT6960S</meta:editing-duration>
    <meta:document-statistic meta:page-count="2" meta:paragraph-count="2" meta:word-count="192" meta:character-count="1248" meta:row-count="8" meta:non-whitespace-character-count="1058"/>
  </office:meta>
</office:document-meta>
</file>